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5E0000005E2CA7F8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ompl1" draw:fill-hatch-name="Black_20_0_20_Degrees" draw:fill-image-name="Stone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gr2" style:family="graphic" style:parent-style-name="standard">
      <style:graphic-properties draw:fill="gradient" draw:fill-gradient-name="ompl3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gradient" draw:fill-color="#cc6633" draw:fill-gradient-name="Gradient_20_7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gradient" draw:fill-color="#33cc66" draw:fill-gradient-name="ompl2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="gradient" draw:fill-color="#23b8dc" draw:fill-gradient-name="ompl1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gradient" draw:fill-color="#23b8dc" draw:fill-gradient-name="ompl3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="gradient" draw:fill-gradient-name="ompl1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="gradient" draw:fill-gradient-name="ompl2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c0c0c0" draw:opacity="30%" draw:textarea-horizontal-align="justify" draw:textarea-vertical-align="middle" draw:auto-grow-height="false" draw:shadow-offset-x="0.305cm" draw:shadow-offset-y="0.305cm" draw:shadow-opacity="30%"/>
    </style:style>
    <style:style style:name="gr12" style:family="graphic" style:parent-style-name="standard">
      <style:graphic-properties draw:stroke="none" svg:stroke-color="#000000" draw:fill="none" draw:fill-color="#ffffff" fo:min-height="2.54cm"/>
    </style:style>
    <style:style style:name="gr13" style:family="graphic" style:parent-style-name="standard">
      <style:graphic-properties draw:stroke-linejoin="bevel" draw:fill="solid" draw:fill-color="#c0c0c0" draw:opacity="30%" draw:textarea-horizontal-align="justify" draw:textarea-vertical-align="middle" draw:auto-grow-height="false" draw:shadow-offset-x="0.305cm" draw:shadow-offset-y="0.305cm" draw:shadow-opacity="30%"/>
    </style:style>
    <style:style style:name="gr14" style:family="graphic" style:parent-style-name="standard">
      <style:graphic-properties draw:fill="solid" draw:fill-color="#ff0000" draw:fill-gradient-name="Gradient_20_1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8.26cm" svg:height="7.695cm" svg:x="20.92cm" svg:y="6.905cm">
          <text:p text:style-name="P1"><text:span text:style-name="T1">StateManifold</text:span></text:p>
          <text:p text:style-name="P1"/>
          <text:p text:style-name="P1"><text:span text:style-name="T2">Represents the state </text:span></text:p>
          <text:p text:style-name="P1"><text:span text:style-name="T2">space in which planning</text:span></text:p>
          <text:p text:style-name="P1"><text:span text:style-name="T2"><text:s/></text:span><text:span text:style-name="T2">is performed. Implements</text:span></text:p>
          <text:p text:style-name="P1"><text:span text:style-name="T2">topologically specific</text:span></text:p>
          <text:p text:style-name="P1"><text:span text:style-name="T2">functionality:</text:span></text:p>
          <text:p text:style-name="P1"><text:span text:style-name="T2"/></text:p>
          <text:p text:style-name="P1"><text:span text:style-name="T2">distance()</text:span></text:p>
          <text:p text:style-name="P1"><text:span text:style-name="T2">Interpolate()</text:span></text:p>
          <text:p text:style-name="P1"><text:span text:style-name="T2">alloc/free/copy states</text:span></text:p>
          <text:p text:style-name="P1"><text:span text:style-name="T2">...</text:span><text:span text:style-name="T2"><text:line-break/></text:span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id="id5" draw:layer="layout" svg:width="12.7cm" svg:height="9.08cm" svg:x="9.02cm" svg:y="19.415cm">
          <text:p text:style-name="P1"><text:span text:style-name="T1">SpaceInformation</text:span><text:line-break/><text:line-break/><text:span text:style-name="T2">Provides routines typically used by motion</text:span></text:p>
          <text:p text:style-name="P1"><text:span text:style-name="T2">Planners. Combines the functionality</text:span><text:span text:style-name="T2"><text:line-break/></text:span><text:span text:style-name="T2">of classes it depends on is a</text:span></text:p>
          <text:p text:style-name="P1"><text:span text:style-name="T2"><text:s/></text:span><text:span text:style-name="T2">useful fashion.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1" draw:id="id1" draw:layer="layout" svg:width="8.815cm" svg:height="4.445cm" svg:x="31.555cm" svg:y="6.345cm">
          <text:p text:style-name="P1"><text:span text:style-name="T1">ManifoldStateSampler</text:span></text:p>
          <text:p text:style-name="P1"/>
          <text:p text:style-name="P1"><text:span text:style-name="T2">Implements uniform and</text:span></text:p>
          <text:p text:style-name="P1"><text:span text:style-name="T2">Gaussian sampling of states </text:span></text:p>
          <text:p text:style-name="P1"><text:span text:style-name="T2">for a specific StateManifold.</text:span></text:p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id="id3" draw:layer="layout" svg:width="8.79cm" svg:height="4.445cm" svg:x="31.58cm" svg:y="11.425cm">
          <text:p text:style-name="P1"><text:span text:style-name="T1">ProjectionEvaluator</text:span></text:p>
          <text:p text:style-name="P1"/>
          <text:p text:style-name="P1"><text:span text:style-name="T2">Computes projections from</text:span><text:span text:style-name="T2"><text:line-break/></text:span><text:span text:style-name="T2">states of a specific state manifold</text:span><text:span text:style-name="T2"><text:line-break/></text:span><text:span text:style-name="T2">to a small dimensional</text:span></text:p>
          <text:p text:style-name="P1"><text:span text:style-name="T2"><text:s/></text:span><text:span text:style-name="T2">Euclidean spac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draw:id="id4" draw:layer="layout" svg:width="8.49cm" svg:height="5.715cm" svg:x="2.035cm" svg:y="24.685cm">
          <text:p text:style-name="P1"><text:span text:style-name="T1">StateValidityChecker</text:span><text:span text:style-name="T1"><text:line-break/></text:span><text:span text:style-name="T1"/></text:p>
          <text:p text:style-name="P1"><text:span text:style-name="T2">Decides whether a given state from </text:span><text:span text:style-name="T2"><text:line-break/></text:span><text:span text:style-name="T2">a specific state manifold is valid or no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31.555cm" svg:y1="8.568cm" svg:x2="29.18cm" svg:y2="10.753cm" draw:start-shape="id1" draw:start-glue-point="5" draw:end-shape="id2" draw:end-glue-point="7" svg:d="m31555 8568c-1780 0-593 2185-2375 2185">
          <text:p/>
        </draw:connector>
        <draw:connector draw:style-name="gr6" draw:text-style-name="P1" draw:layer="layout" draw:type="curve" svg:x1="31.58cm" svg:y1="13.648cm" svg:x2="29.18cm" svg:y2="10.752cm" draw:start-shape="id3" draw:start-glue-point="5" draw:end-shape="id2" svg:d="m31580 13648c-1798 0-599-2896-2400-2896">
          <text:p/>
        </draw:connector>
        <draw:connector draw:style-name="gr6" draw:text-style-name="P1" draw:layer="layout" draw:type="curve" svg:x1="6.28cm" svg:y1="24.685cm" svg:x2="12.195cm" svg:y2="23.955cm" draw:start-shape="id4" draw:start-glue-point="4" draw:end-shape="id5" draw:end-glue-point="5" svg:d="m6280 24685c0-487 1971-730 5915-730">
          <text:p/>
        </draw:connector>
        <draw:custom-shape draw:style-name="gr4" draw:text-style-name="P1" draw:id="id6" draw:layer="layout" svg:width="7.22cm" svg:height="4.445cm" svg:x="29.34cm" svg:y="25.32cm">
          <text:p text:style-name="P1"><text:span text:style-name="T1">ValidStateSampler</text:span></text:p>
          <text:p text:style-name="P1"/>
          <text:p text:style-name="P1"><text:span text:style-name="T2">Provides the ability to sample</text:span></text:p>
          <text:p text:style-name="P1"><text:span text:style-name="T2">valid stat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29.34cm" svg:y1="27.543cm" svg:x2="18.545cm" svg:y2="23.955cm" draw:start-shape="id6" draw:start-glue-point="5" draw:end-shape="id5" draw:end-glue-point="7" svg:d="m29340 27543c-5713 0-316-3588-10795-3588">
          <text:p/>
        </draw:connector>
        <draw:custom-shape draw:style-name="gr4" draw:text-style-name="P1" draw:id="id7" draw:layer="layout" svg:width="7.22cm" svg:height="4.445cm" svg:x="29.34cm" svg:y="18.335cm">
          <text:p text:style-name="P1"><text:span text:style-name="T1">MotionValidator</text:span></text:p>
          <text:p text:style-name="P1"/>
          <text:p text:style-name="P1"><text:span text:style-name="T2">Provides the ability to check</text:span></text:p>
          <text:p text:style-name="P1"><text:span text:style-name="T2">the validity of path segments,</text:span></text:p>
          <text:p text:style-name="P1"><text:span text:style-name="T2">In accordance to the interpolation</text:span></text:p>
          <text:p text:style-name="P1"><text:span text:style-name="T2">provided by the state manifold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29.34cm" svg:y1="20.558cm" svg:x2="18.545cm" svg:y2="23.955cm" draw:start-shape="id7" draw:start-glue-point="5" draw:end-shape="id5" draw:end-glue-point="7" svg:d="m29340 20558c-5713 0-316 3397-10795 3397">
          <text:p/>
        </draw:connector>
        <draw:custom-shape draw:style-name="gr2" draw:text-style-name="P1" draw:id="id9" draw:layer="layout" svg:width="8.89cm" svg:height="6.35cm" svg:x="17.91cm" svg:y="32.94cm">
          <text:p text:style-name="P1"><text:span text:style-name="T1">ProblemDefinition</text:span><text:line-break/><text:line-break/><text:span text:style-name="T2">Specifies the instance of the</text:span></text:p>
          <text:p text:style-name="P1"><text:span text:style-name="T2">planning problem to be solved.</text:span></text:p>
          <text:p text:style-name="P1"><text:span text:style-name="T2">This implies definition of start states</text:span></text:p>
          <text:p text:style-name="P1"><text:span text:style-name="T2">and goal represent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draw:id="id8" draw:layer="layout" svg:width="5.715cm" svg:height="3.81cm" svg:x="29.975cm" svg:y="32.94cm">
          <text:p text:style-name="P1"><text:span text:style-name="T1">Goal</text:span><text:line-break/></text:p>
          <text:p text:style-name="P1"><text:span text:style-name="T2">Representation of a go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29.975cm" svg:y1="34.845cm" svg:x2="26.8cm" svg:y2="36.115cm" draw:start-shape="id8" draw:start-glue-point="5" draw:end-shape="id9" draw:end-glue-point="7" svg:d="m29975 34845c-2380 0-793 1270-3175 1270">
          <text:p/>
        </draw:connector>
        <draw:custom-shape draw:style-name="gr2" draw:text-style-name="P1" draw:id="id11" draw:layer="layout" svg:width="8.89cm" svg:height="6.35cm" svg:x="1.4cm" svg:y="33.575cm">
          <text:p text:style-name="P1"><text:span text:style-name="T1">Planner</text:span><text:line-break/><text:line-break/><text:span text:style-name="T2">Solves a motion planning problem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id="id10" draw:layer="layout" svg:width="6.35cm" svg:height="3.81cm" svg:x="33.385cm" svg:y="38.465cm">
          <text:p text:style-name="P1"><text:span text:style-name="T1">Path</text:span></text:p>
          <text:p text:style-name="P1"/>
          <text:p text:style-name="P1"><text:span text:style-name="T2">Representation of a path.</text:span></text:p>
          <text:p text:style-name="P1"><text:span text:style-name="T2">Usually used to represent</text:span><text:span text:style-name="T2"><text:line-break/></text:span><text:span text:style-name="T2">solu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36.56cm" svg:y1="38.465cm" svg:x2="35.69cm" svg:y2="34.845cm" draw:start-shape="id10" draw:start-glue-point="4" draw:end-shape="id8" draw:end-glue-point="7" svg:d="m36560 38465c0-2414-290-3620-870-3620">
          <text:p/>
        </draw:connector>
        <draw:custom-shape draw:style-name="gr1" draw:text-style-name="P1" draw:id="id12" draw:layer="layout" svg:width="8.26cm" svg:height="7.695cm" svg:x="9.65cm" svg:y="43.66cm">
          <text:p text:style-name="P1"><text:span text:style-name="T1">SimpleSetup</text:span></text:p>
          <text:p text:style-name="P1"><text:span text:style-name="T2"><text:line-break/></text:span><text:span text:style-name="T2">Provides a simple way of setting up</text:span><text:span text:style-name="T2"><text:line-break/></text:span><text:span text:style-name="T2">all needed classes for planning without </text:span></text:p>
          <text:p text:style-name="P1"><text:span text:style-name="T2">limiting functional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5.845cm" svg:y1="39.925cm" svg:x2="9.65cm" svg:y2="47.508cm" draw:start-shape="id11" draw:start-glue-point="6" draw:end-shape="id12" draw:end-glue-point="5" svg:d="m5845 39925c0 5056 1268 7583 3805 7583">
          <text:p/>
        </draw:connector>
        <draw:connector draw:style-name="gr6" draw:text-style-name="P1" draw:layer="layout" draw:type="curve" svg:x1="22.355cm" svg:y1="39.29cm" svg:x2="17.91cm" svg:y2="47.508cm" draw:start-shape="id9" draw:start-glue-point="6" draw:end-shape="id12" draw:end-glue-point="7" svg:d="m22355 39290c0 5479-1481 8218-4445 8218">
          <text:p/>
        </draw:connector>
        <draw:connector draw:style-name="gr6" draw:text-style-name="P1" draw:layer="layout" draw:type="curve" draw:line-skew="1.289cm" svg:x1="15.37cm" svg:y1="28.495cm" svg:x2="13.78cm" svg:y2="43.66cm" draw:start-shape="id5" draw:start-glue-point="6" draw:end-shape="id12" draw:end-glue-point="4" svg:d="m15370 28495c0 13308-1590 5726-1590 15165">
          <text:p/>
        </draw:connector>
        <draw:custom-shape draw:style-name="gr1" draw:text-style-name="P1" draw:id="id13" draw:layer="layout" svg:width="8.26cm" svg:height="7.695cm" svg:x="9.65cm" svg:y="7.465cm">
          <text:p text:style-name="P1"><text:span text:style-name="T1">ControlManifold</text:span></text:p>
          <text:p text:style-name="P1"/>
          <text:p text:style-name="P1"><text:span text:style-name="T2">Represents the control</text:span></text:p>
          <text:p text:style-name="P1"><text:span text:style-name="T2">space the planner uses</text:span></text:p>
          <text:p text:style-name="P1"><text:span text:style-name="T2">to represent inputs to the </text:span></text:p>
          <text:p text:style-name="P1"><text:span text:style-name="T2">model of the system planning</text:span></text:p>
          <text:p text:style-name="P1"><text:span text:style-name="T2">is performed for.</text:span><text:span text:style-name="T2"><text:line-break/></text:span><text:span text:style-name="T2">Provides propagation of the system</text:span><text:span text:style-name="T2"><text:line-break/></text:span><text:span text:style-name="T2">to be planned for using sampled inputs.</text:span><text:span text:style-name="T2"><text:line-break/></text:span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curve" svg:x1="20.92cm" svg:y1="10.753cm" svg:x2="17.91cm" svg:y2="11.313cm" draw:start-shape="id2" draw:start-glue-point="5" draw:end-shape="id13" draw:end-glue-point="7" svg:d="m20920 10753c-2256 0-751 560-3010 560">
          <text:p/>
        </draw:connector>
        <draw:connector draw:style-name="gr6" draw:text-style-name="P1" draw:layer="measurelines" draw:type="curve" svg:x1="13.78cm" svg:y1="15.16cm" svg:x2="15.37cm" svg:y2="19.415cm" draw:start-shape="id13" draw:start-glue-point="6" draw:end-shape="id5" svg:d="m13780 15160c0 3192 1590 1065 1590 4255">
          <text:p/>
        </draw:connector>
        <draw:custom-shape draw:style-name="gr3" draw:text-style-name="P1" draw:id="id14" draw:layer="measurelines" svg:width="6.985cm" svg:height="4.445cm" svg:x="2cm" svg:y="11.985cm">
          <text:p text:style-name="P1"><text:span text:style-name="T1">ControlSampler</text:span></text:p>
          <text:p text:style-name="P1"/>
          <text:p text:style-name="P1"><text:span text:style-name="T2">Implements sampling of</text:span></text:p>
          <text:p text:style-name="P1"><text:span text:style-name="T2">controls for a specific</text:span><text:span text:style-name="T2"><text:line-break/></text:span><text:span text:style-name="T2">ControlManifold.</text:span></text:p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measurelines" draw:type="curve" svg:x1="5.493cm" svg:y1="11.985cm" svg:x2="9.65cm" svg:y2="11.313cm" draw:start-shape="id14" draw:start-glue-point="4" draw:end-shape="id13" draw:end-glue-point="5" svg:d="m5493 11985c0-448 1385-672 4157-672">
          <text:p/>
        </draw:connector>
        <draw:custom-shape draw:style-name="gr9" draw:text-style-name="P2" draw:layer="measurelines" svg:width="6.985cm" svg:height="2.54cm" svg:x="30.945cm" svg:y="47.245cm">
          <text:p text:style-name="P1"><text:span text:style-name="T2">User must instantiate an </text:span><text:span text:style-name="T2"><text:line-break/></text:span><text:span text:style-name="T2">instance of this 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measurelines" svg:width="6.985cm" svg:height="2.54cm" svg:x="30.945cm" svg:y="50.245cm">
          <text:p text:style-name="P1"><text:span text:style-name="T2">User must instantiate an </text:span><text:span text:style-name="T2"><text:line-break/></text:span><text:span text:style-name="T2">instance of this class unless</text:span><text:span text:style-name="T2"><text:line-break/></text:span><text:span text:style-name="T2">SimpleSetup is used (in which </text:span><text:span text:style-name="T2"><text:line-break/></text:span><text:span text:style-name="T2">case SimpleSetup instantiates i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measurelines" svg:width="6.985cm" svg:height="2.54cm" svg:x="30.946cm" svg:y="53.245cm">
          <text:p text:style-name="P1"><text:span text:style-name="T2">User can instantiate an </text:span><text:span text:style-name="T2"><text:line-break/></text:span><text:span text:style-name="T2">instance of this class, but </text:span><text:span text:style-name="T2"><text:line-break/></text:span><text:span text:style-name="T2">reasonable defaults are provi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measurelines" svg:width="10.16cm" svg:height="12.7cm" svg:x="29.475cm" svg:y="44.38cm">
          <text:p text:style-name="P1"><text:span text:style-name="T3">Legend</text:span><text:line-break/><text:line-break/><text:line-break/><text:line-break/><text:line-break/><text:line-break/><text:line-break/><text:line-break/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layer="measurelines" svg:width="27.305cm" svg:height="2.79cm" svg:x="1.635cm" svg:y="1.635cm">
          <draw:text-box>
            <text:p><text:span text:style-name="T4">Class ownership diagram for OMPL.</text:span></text:p>
            <text:p><text:line-break/>“A → B” means A is owned by B.</text:p>
          </draw:text-box>
        </draw:frame>
        <draw:custom-shape draw:style-name="gr13" draw:text-style-name="P1" draw:layer="measurelines" svg:width="17.145cm" svg:height="11.43cm" svg:x="1.4cm" svg:y="5.635cm">
          <text:p text:style-name="P1"><text:span text:style-name="T5">Only when planning with controls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id="id15" draw:layer="measurelines" svg:width="12.7cm" svg:height="3.175cm" svg:x="2.905cm" svg:y="53.705cm">
          <text:p text:style-name="P1"><text:span text:style-name="T6">User 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measurelines" draw:type="curve" svg:x1="13.78cm" svg:y1="51.355cm" svg:x2="9.255cm" svg:y2="53.705cm" draw:start-shape="id12" draw:start-glue-point="6" draw:end-shape="id15" draw:end-glue-point="4" svg:d="m13780 51355c0 1762-4525 588-4525 2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3deb3d" draw:end-color="#cccccc" draw:start-intensity="100%" draw:end-intensity="100%" draw:angle="0" draw:border="0%"/>
    <draw:gradient draw:name="ompl1" draw:style="linear" draw:start-color="#0000ff" draw:end-color="#cccccc" draw:start-intensity="100%" draw:end-intensity="100%" draw:angle="0" draw:border="0%"/>
    <draw:gradient draw:name="ompl2" draw:style="linear" draw:start-color="#00ff00" draw:end-color="#cccccc" draw:start-intensity="100%" draw:end-intensity="100%" draw:angle="0" draw:border="0%"/>
    <draw:gradient draw:name="ompl3" draw:style="linear" draw:start-color="#00ffff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Stone" xlink:href="Pictures/100000000000005E0000005E2CA7F86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oan Sucan</meta:initial-creator>
    <meta:creation-date>2010-11-06T08:32:31</meta:creation-date>
    <dc:date>2010-11-06T10:22:59</dc:date>
    <dc:creator>Ioan Sucan</dc:creator>
    <meta:editing-duration>PT01H34M09S</meta:editing-duration>
    <meta:editing-cycles>39</meta:editing-cycles>
    <meta:generator>OpenOffice.org/3.2$Unix OpenOffice.org_project/320m19$Build-9505</meta:generator>
    <meta:document-statistic meta:object-count="35"/>
  </office:meta>
</office:document-meta>
</file>